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476891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2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Segoe UI" fo:font-size="28pt" fo:font-style="normal" fo:text-shadow="1pt 1pt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50%" fo:text-align="start" fo:text-indent="0cm" style:text-autospace="none"/>
      <style:text-properties fo:color="#000000" style:font-name="Arial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P5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Arial" fo:font-size="32pt" fo:font-style="normal" fo:text-shadow="1pt 1pt" style:text-underline-style="none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50%" fo:text-indent="0.318cm" style:text-autospace="none"/>
      <style:text-properties fo:color="#000000" style:font-name="Arial" fo:font-size="32pt" style:font-name-asian="Segoe UI" style:font-size-asian="32pt" style:font-name-complex="Segoe UI" style:font-size-complex="32pt"/>
    </style:style>
    <style:style style:name="T1" style:family="text">
      <style:text-properties fo:color="#ffffff" style:font-name="Arial" fo:font-size="28pt" fo:font-style="italic" fo:text-shadow="1pt 1pt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2" style:family="text">
      <style:text-properties fo:color="#ffffff" style:font-name="Arial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ff" style:font-name="Arial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ffff" style:font-name="Arial" fo:font-size="15pt" fo:font-style="normal" fo:text-shadow="1pt 1pt" style:text-underline-style="none" fo:font-weight="normal" style:font-name-asian="Segoe UI" style:font-size-asian="15pt" style:font-style-asian="normal" style:font-weight-asian="normal" style:font-name-complex="Segoe UI" style:font-size-complex="15pt" style:font-style-complex="normal" style:font-weight-complex="normal"/>
    </style:style>
    <style:style style:name="T5" style:family="text">
      <style:text-properties fo:color="#ffffff" style:font-name="Arial" fo:font-size="32pt" fo:font-style="normal" fo:text-shadow="1pt 1pt" style:text-underline-style="none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6" style:family="text">
      <style:text-properties fo:color="#ffffff" style:font-name="Arial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4cm" svg:height="3.037cm" svg:x="1.27cm" svg:y="1.524cm">
          <draw:text-box>
            <text:p text:style-name="P1"><text:span text:style-name="T1">The Epistle Reading</text:span><text:span text:style-name="T2"> <text:s/></text:span></text:p>
            <text:p text:style-name="P1"><text:span text:style-name="T3">Romans 12:9-21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908cm" svg:height="9.048cm" svg:x="1.016cm" svg:y="1.524cm">
          <draw:text-box>
            <text:p text:style-name="P4"><text:span text:style-name="T4">9</text:span><text:span text:style-name="T5"> </text:span><text:span text:style-name="T6">Let love be genuine. Abhor what is evil; hold fast to what is good. </text:span><text:span text:style-name="T4">10</text:span><text:span text:style-name="T5"> </text:span><text:span text:style-name="T6">Love one another with brotherly affection. Outdo one another in showing honor. <text:s text:c="4"/></text:span><text:span text:style-name="T4">11</text:span><text:span text:style-name="T5"> </text:span><text:span text:style-name="T6">Do not be slothful in zeal, be fervent in spirit, serve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5.908cm" svg:height="10.933cm" svg:x="1.016cm" svg:y="1.524cm">
          <draw:text-box>
            <text:p text:style-name="P6"><text:span text:style-name="T4">12</text:span><text:span text:style-name="T5"> </text:span><text:span text:style-name="T6">Rejoice in hope, be patient in tribulation, be constant in prayer. </text:span><text:span text:style-name="T4">13</text:span><text:span text:style-name="T5"> </text:span><text:span text:style-name="T6">Contribute to the needs of the saints and seek to show hospitality. </text:span><text:span text:style-name="T4">14</text:span><text:span text:style-name="T5"> </text:span><text:span text:style-name="T6">Bless those who persecute you; bless and do not curse them. </text:span><text:span text:style-name="T4">15</text:span><text:span text:style-name="T5"> </text:span><text:span text:style-name="T6">Rejoice with those who rejoice, weep with those who wee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5.908cm" svg:height="10.933cm" svg:x="1.016cm" svg:y="1.524cm">
          <draw:text-box>
            <text:p text:style-name="P6"><text:span text:style-name="T4">16</text:span><text:span text:style-name="T5"> </text:span><text:span text:style-name="T6">Live in harmony with one another. Do not be haughty, but associate with the lowly. Never be conceited. </text:span><text:span text:style-name="T4">17</text:span><text:span text:style-name="T5"> </text:span><text:span text:style-name="T6">Repay no one evil for evil, but give thought to do what is honorable in the sight of all. <text:s/></text:span><text:span text:style-name="T4">18</text:span><text:span text:style-name="T5"> </text:span><text:span text:style-name="T6">If possible, so far as it depends on you, live peaceably with a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5.908cm" svg:height="10.933cm" svg:x="1.016cm" svg:y="1.524cm">
          <draw:text-box>
            <text:p text:style-name="P6"><text:span text:style-name="T4">19</text:span><text:span text:style-name="T5"> </text:span><text:span text:style-name="T6">Beloved, never avenge yourselves, but leave it to the wrath of God, for it is written, “Vengeance is mine, I will repay, says the Lord.” </text:span><text:span text:style-name="T4">20</text:span><text:span text:style-name="T5"> </text:span><text:span text:style-name="T6">To the contrary, “if your enemy is hungry, feed him; if he is thirsty, give him something to drink; for by so doing you will heap burning coals on his hea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5.908cm" svg:height="3.393cm" svg:x="1.016cm" svg:y="1.524cm">
          <draw:text-box>
            <text:p text:style-name="P6"><text:span text:style-name="T4">21</text:span><text:span text:style-name="T5"> </text:span><text:span text:style-name="T6">Do not be overcome by evil, but overcome evil with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9T21:07:15.274000000</meta:creation-date>
    <dc:date>2014-08-29T23:23:29.827000000</dc:date>
    <dc:creator>Arthur Hoch</dc:creator>
    <meta:editing-duration>PT2H5M26S</meta:editing-duration>
    <meta:editing-cycles>6</meta:editing-cycles>
    <meta:generator>LibreOffice/4.2.5.2$Windows_x86 LibreOffice_project/61cb170a04bb1f12e77c884eab9192be736ec5f5</meta:generator>
    <meta:document-statistic meta:object-count="39"/>
  </office:meta>
</office:document-meta>
</file>